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7813in" fo:margin-left="1.15in" table:align="left"/>
    </style:style>
    <style:style style:name="Table1.A" style:family="table-column">
      <style:table-column-properties style:column-width="2.125in"/>
    </style:style>
    <style:style style:name="Table1.B" style:family="table-column">
      <style:table-column-properties style:column-width="0.1875in"/>
    </style:style>
    <style:style style:name="Table1.C" style:family="table-column">
      <style:table-column-properties style:column-width="3.4688in"/>
    </style:style>
    <style:style style:name="Table1.A1" style:family="table-cell">
      <style:table-cell-properties fo:padding="0.0382in" fo:border="none" style:writing-mode="page"/>
    </style:style>
    <style:style style:name="Table6" style:family="table">
      <style:table-properties style:width="6.925in" table:align="margins" fo:background-color="transparent" style:may-break-between-rows="true" table:border-model="collapsing">
        <style:background-image/>
      </style:table-properties>
    </style:style>
    <style:style style:name="Table6.A" style:family="table-column">
      <style:table-column-properties style:column-width="1.9368in" style:rel-column-width="18330*"/>
    </style:style>
    <style:style style:name="Table6.B" style:family="table-column">
      <style:table-column-properties style:column-width="4.9882in" style:rel-column-width="47205*"/>
    </style:style>
    <style:style style:name="Table6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6.2" style:family="table-row">
      <style:table-row-properties fo:background-color="transparent" fo:keep-together="auto">
        <style:background-image/>
      </style:table-row-properties>
    </style:style>
    <style:style style:name="Table6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2" style:family="table-cell">
      <style:table-cell-properties fo:background-color="transparent" fo:padding-left="0.0403in" fo:padding-right="0in" fo:padding-top="0in" fo:padding-bottom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B3" style:family="table-cell">
      <style:table-cell-properties fo:background-color="#eeeeee" fo:padding-left="0.0403in" fo:padding-right="0in" fo:padding-top="0in" fo:padding-bottom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5" style:family="table-row">
      <style:table-row-properties fo:background-color="transparent">
        <style:background-image/>
      </style:table-row-properties>
    </style:style>
    <style:style style:name="Table6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2" style:family="table">
      <style:table-properties style:width="6.925in" table:align="margins" style:may-break-between-rows="true" table:border-model="collapsing"/>
    </style:style>
    <style:style style:name="Table2.A" style:family="table-column">
      <style:table-column-properties style:column-width="1.9368in" style:rel-column-width="18330*"/>
    </style:style>
    <style:style style:name="Table2.B" style:family="table-column">
      <style:table-column-properties style:column-width="4.9882in" style:rel-column-width="47205*"/>
    </style:style>
    <style:style style:name="Table2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2.2" style:family="table-row">
      <style:table-row-properties fo:keep-together="auto"/>
    </style:style>
    <style:style style:name="Table2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3" style:family="table">
      <style:table-properties style:width="6.925in" table:align="margins" style:may-break-between-rows="true" table:border-model="collapsing"/>
    </style:style>
    <style:style style:name="Table3.A" style:family="table-column">
      <style:table-column-properties style:column-width="1.9368in" style:rel-column-width="18330*"/>
    </style:style>
    <style:style style:name="Table3.B" style:family="table-column">
      <style:table-column-properties style:column-width="4.9882in" style:rel-column-width="47205*"/>
    </style:style>
    <style:style style:name="Table3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3.2" style:family="table-row">
      <style:table-row-properties fo:keep-together="auto"/>
    </style:style>
    <style:style style:name="Table3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5" style:family="table">
      <style:table-properties style:width="6.925in" table:align="margins" style:may-break-between-rows="true" table:border-model="collapsing"/>
    </style:style>
    <style:style style:name="Table5.A" style:family="table-column">
      <style:table-column-properties style:column-width="1.9368in" style:rel-column-width="18330*"/>
    </style:style>
    <style:style style:name="Table5.B" style:family="table-column">
      <style:table-column-properties style:column-width="4.9882in" style:rel-column-width="47205*"/>
    </style:style>
    <style:style style:name="Table5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5.2" style:family="table-row">
      <style:table-row-properties fo:keep-together="auto"/>
    </style:style>
    <style:style style:name="Table5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5.5" style:family="table-row">
      <style:table-row-properties style:min-row-height="0.6042in"/>
    </style:style>
    <style:style style:name="Table5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7" style:family="table">
      <style:table-properties style:width="6.925in" table:align="margins" style:may-break-between-rows="true" table:border-model="collapsing"/>
    </style:style>
    <style:style style:name="Table7.A" style:family="table-column">
      <style:table-column-properties style:column-width="1.9368in" style:rel-column-width="18330*"/>
    </style:style>
    <style:style style:name="Table7.B" style:family="table-column">
      <style:table-column-properties style:column-width="4.9882in" style:rel-column-width="47205*"/>
    </style:style>
    <style:style style:name="Table7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7.2" style:family="table-row">
      <style:table-row-properties fo:keep-together="auto"/>
    </style:style>
    <style:style style:name="Table7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8" style:family="table">
      <style:table-properties style:width="6.925in" table:align="margins" style:may-break-between-rows="true" table:border-model="collapsing"/>
    </style:style>
    <style:style style:name="Table8.A" style:family="table-column">
      <style:table-column-properties style:column-width="1.9368in" style:rel-column-width="18330*"/>
    </style:style>
    <style:style style:name="Table8.B" style:family="table-column">
      <style:table-column-properties style:column-width="4.9882in" style:rel-column-width="47205*"/>
    </style:style>
    <style:style style:name="Table8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8.2" style:family="table-row">
      <style:table-row-properties fo:keep-together="auto"/>
    </style:style>
    <style:style style:name="Table8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9" style:family="table">
      <style:table-properties style:width="6.925in" table:align="margins" style:may-break-between-rows="true" table:border-model="collapsing"/>
    </style:style>
    <style:style style:name="Table9.A" style:family="table-column">
      <style:table-column-properties style:column-width="1.9368in" style:rel-column-width="18330*"/>
    </style:style>
    <style:style style:name="Table9.B" style:family="table-column">
      <style:table-column-properties style:column-width="4.9882in" style:rel-column-width="47205*"/>
    </style:style>
    <style:style style:name="Table9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9.2" style:family="table-row">
      <style:table-row-properties fo:keep-together="auto"/>
    </style:style>
    <style:style style:name="Table9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0" style:family="table">
      <style:table-properties style:width="6.925in" table:align="margins" style:may-break-between-rows="true" table:border-model="collapsing"/>
    </style:style>
    <style:style style:name="Table10.A" style:family="table-column">
      <style:table-column-properties style:column-width="1.9368in" style:rel-column-width="18330*"/>
    </style:style>
    <style:style style:name="Table10.B" style:family="table-column">
      <style:table-column-properties style:column-width="4.9882in" style:rel-column-width="47205*"/>
    </style:style>
    <style:style style:name="Table10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0.2" style:family="table-row">
      <style:table-row-properties fo:keep-together="auto"/>
    </style:style>
    <style:style style:name="Table10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0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0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11" style:family="table">
      <style:table-properties style:width="6.925in" table:align="margins" style:may-break-between-rows="true" table:border-model="collapsing"/>
    </style:style>
    <style:style style:name="Table11.A" style:family="table-column">
      <style:table-column-properties style:column-width="1.9368in" style:rel-column-width="18330*"/>
    </style:style>
    <style:style style:name="Table11.B" style:family="table-column">
      <style:table-column-properties style:column-width="4.9882in" style:rel-column-width="47205*"/>
    </style:style>
    <style:style style:name="Table11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11.2" style:family="table-row">
      <style:table-row-properties fo:keep-together="auto"/>
    </style:style>
    <style:style style:name="Table11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Table4" style:family="table">
      <style:table-properties style:width="6.925in" table:align="margins" style:may-break-between-rows="true" table:border-model="collapsing"/>
    </style:style>
    <style:style style:name="Table4.A" style:family="table-column">
      <style:table-column-properties style:column-width="1.9368in" style:rel-column-width="18330*"/>
    </style:style>
    <style:style style:name="Table4.B" style:family="table-column">
      <style:table-column-properties style:column-width="4.9882in" style:rel-column-width="47205*"/>
    </style:style>
    <style:style style:name="Table4.A1" style:family="table-cell">
      <style:table-cell-properties fo:background-color="#b2b2b2" fo:padding="0in" fo:border="0.75pt solid #666666" style:writing-mode="page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fo:background-color="transparent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3" style:family="table-cell">
      <style:table-cell-properties fo:background-color="#eeeeee" fo:padding="0in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5" style:family="table-cell">
      <style:table-cell-properties fo:background-color="#eeeeee" fo:padding="0in" fo:border="0.75pt solid #666666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style:use-window-font-color="true" loext:opacity="0%"/>
    </style:style>
    <style:style style:name="P2" style:family="paragraph" style:parent-style-name="Standard">
      <style:text-properties officeooo:rsid="008f3612" officeooo:paragraph-rsid="008f3612"/>
    </style:style>
    <style:style style:name="P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2247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4d72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7b52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b066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b1b6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24708" officeooo:paragraph-rsid="002247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7d67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7db5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b066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b1b6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bb1d" officeooo:paragraph-rsid="002dbb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b7fd" officeooo:paragraph-rsid="004d72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b7fd" officeooo:paragraph-rsid="007b52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20bc8" officeooo:paragraph-rsid="004d72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20bc8" officeooo:paragraph-rsid="007b52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88b58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5ee3ac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60ca7d" officeooo:paragraph-rsid="0060ca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c35e1" officeooo:paragraph-rsid="007c35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c35e1" officeooo:paragraph-rsid="00b1b6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c35e1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c35e1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7d676a" officeooo:paragraph-rsid="007d67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99e7f" officeooo:paragraph-rsid="00a99e7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aa0fce" officeooo:paragraph-rsid="00aa0f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723f2" officeooo:paragraph-rsid="002723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06645" officeooo:paragraph-rsid="00b066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06645" officeooo:paragraph-rsid="00b1b6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06645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06645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1b67c" officeooo:paragraph-rsid="00b1b6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35d51" officeooo:paragraph-rsid="00b35d5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35d51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35d51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36b69" officeooo:paragraph-rsid="00b36b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49a8e" officeooo:paragraph-rsid="00b49a8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b4a34a" officeooo:paragraph-rsid="00b4a3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224708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4d72f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60ca7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7b524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b0664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b1b67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b36b6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b49a8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aa0fce" officeooo:paragraph-rsid="00aa0fce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54" style:family="paragraph" style:parent-style-name="Table_20_Contents">
      <style:text-properties fo:font-size="18pt" fo:font-weight="bold" officeooo:rsid="0090d0d6" officeooo:paragraph-rsid="0090d0d6" style:font-size-asian="18pt" style:font-weight-asian="bold" style:font-size-complex="18pt" style:font-weight-complex="bold"/>
    </style:style>
    <style:style style:name="P55" style:family="paragraph" style:parent-style-name="Text_20_body">
      <style:text-properties officeooo:paragraph-rsid="001e51d3"/>
    </style:style>
    <style:style style:name="P56" style:family="paragraph" style:parent-style-name="Standard">
      <style:text-properties officeooo:paragraph-rsid="00b49a8e"/>
    </style:style>
    <style:style style:name="P57" style:family="paragraph" style:parent-style-name="Standard">
      <style:text-properties officeooo:paragraph-rsid="007b524e"/>
    </style:style>
    <style:style style:name="P58" style:family="paragraph" style:parent-style-name="Heading_20_1" style:master-page-name="First_20_Page">
      <style:paragraph-properties fo:text-align="center" style:justify-single-word="false" style:page-number="auto"/>
      <style:text-properties fo:background-color="transparent"/>
    </style:style>
    <style:style style:name="P59" style:family="paragraph" style:parent-style-name="Heading_20_1">
      <style:paragraph-properties fo:text-align="center" style:justify-single-word="false"/>
      <style:text-properties fo:background-color="transparent"/>
    </style:style>
    <style:style style:name="P60" style:family="paragraph" style:parent-style-name="Heading_20_1">
      <style:paragraph-properties fo:text-align="center" style:justify-single-word="false"/>
      <style:text-properties fo:font-size="20pt" fo:background-color="transparent" style:font-size-asian="20pt" style:font-size-complex="20pt"/>
    </style:style>
    <style:style style:name="P61" style:family="paragraph" style:parent-style-name="Heading_20_1">
      <style:text-properties officeooo:paragraph-rsid="001e51d3"/>
    </style:style>
    <style:style style:name="P62" style:family="paragraph" style:parent-style-name="Heading_20_1" style:master-page-name="Standard">
      <style:paragraph-properties style:page-number="1" fo:break-before="page"/>
      <style:text-properties officeooo:paragraph-rsid="001e51d3"/>
    </style:style>
    <style:style style:name="P63" style:family="paragraph" style:parent-style-name="Heading_20_2">
      <style:text-properties officeooo:paragraph-rsid="0093f1d8"/>
    </style:style>
    <style:style style:name="P64" style:family="paragraph" style:parent-style-name="Heading_20_2">
      <style:text-properties officeooo:rsid="00b06645" officeooo:paragraph-rsid="00b06645"/>
    </style:style>
    <style:style style:name="P65" style:family="paragraph" style:parent-style-name="Heading_20_3">
      <style:text-properties officeooo:paragraph-rsid="00388b58"/>
    </style:style>
    <style:style style:name="P66" style:family="paragraph" style:parent-style-name="Heading_20_3">
      <style:text-properties officeooo:rsid="0060ca7d" officeooo:paragraph-rsid="0060ca7d"/>
    </style:style>
    <style:style style:name="P67" style:family="paragraph" style:parent-style-name="Heading_20_3">
      <style:text-properties officeooo:rsid="0028f927"/>
    </style:style>
    <style:style style:name="P68" style:family="paragraph" style:parent-style-name="Heading_20_3">
      <style:text-properties officeooo:paragraph-rsid="0048e958"/>
    </style:style>
    <style:style style:name="P69" style:family="paragraph" style:parent-style-name="Heading_20_3">
      <style:text-properties officeooo:paragraph-rsid="007b167b"/>
    </style:style>
    <style:style style:name="P70" style:family="paragraph" style:parent-style-name="Heading_20_3">
      <style:text-properties officeooo:rsid="00b06645" officeooo:paragraph-rsid="00b06645"/>
    </style:style>
    <style:style style:name="P71" style:family="paragraph" style:parent-style-name="Heading_20_3">
      <style:text-properties officeooo:rsid="00b1b67c" officeooo:paragraph-rsid="00b1b67c"/>
    </style:style>
    <style:style style:name="P72" style:family="paragraph" style:parent-style-name="Heading_20_3">
      <style:text-properties officeooo:rsid="00b36b69" officeooo:paragraph-rsid="00b36b69"/>
    </style:style>
    <style:style style:name="P73" style:family="paragraph" style:parent-style-name="Heading_20_3">
      <style:text-properties officeooo:rsid="00b49a8e" officeooo:paragraph-rsid="00b49a8e"/>
    </style:style>
    <style:style style:name="P7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bold" officeooo:rsid="001e51d3" officeooo:paragraph-rsid="0028f927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1e51d3" officeooo:paragraph-rsid="0028f9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fb7fd" officeooo:paragraph-rsid="002fb7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320bc8" officeooo:paragraph-rsid="00320b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02d385f" officeooo:paragraph-rsid="0055ced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224708"/>
    </style:style>
    <style:style style:name="T2" style:family="text">
      <style:text-properties officeooo:rsid="002a96d2"/>
    </style:style>
    <style:style style:name="T3" style:family="text">
      <style:text-properties officeooo:rsid="002ba30b"/>
    </style:style>
    <style:style style:name="T4" style:family="text">
      <style:text-properties officeooo:rsid="002f4dfb"/>
    </style:style>
    <style:style style:name="T5" style:family="text">
      <style:text-properties officeooo:rsid="00320bc8"/>
    </style:style>
    <style:style style:name="T6" style:family="text">
      <style:text-properties officeooo:rsid="00388b58"/>
    </style:style>
    <style:style style:name="T7" style:family="text">
      <style:text-properties officeooo:rsid="00418d9d"/>
    </style:style>
    <style:style style:name="T8" style:family="text">
      <style:text-properties officeooo:rsid="00425a1a"/>
    </style:style>
    <style:style style:name="T9" style:family="text">
      <style:text-properties officeooo:rsid="0042ec57"/>
    </style:style>
    <style:style style:name="T10" style:family="text">
      <style:text-properties officeooo:rsid="0043dd9c"/>
    </style:style>
    <style:style style:name="T11" style:family="text">
      <style:text-properties officeooo:rsid="00447d43"/>
    </style:style>
    <style:style style:name="T12" style:family="text">
      <style:text-properties fo:font-weight="bold" officeooo:rsid="0043dd9c" style:font-weight-asian="bold" style:font-weight-complex="bold"/>
    </style:style>
    <style:style style:name="T13" style:family="text">
      <style:text-properties fo:font-weight="bold" officeooo:rsid="004bcfbf" style:font-weight-asian="bold" style:font-weight-complex="bold"/>
    </style:style>
    <style:style style:name="T14" style:family="text">
      <style:text-properties fo:font-weight="bold" officeooo:rsid="006e0279" style:font-weight-asian="bold" style:font-weight-complex="bold"/>
    </style:style>
    <style:style style:name="T15" style:family="text">
      <style:text-properties fo:font-weight="bold" officeooo:rsid="007d8d28" style:font-weight-asian="bold" style:font-weight-complex="bold"/>
    </style:style>
    <style:style style:name="T16" style:family="text">
      <style:text-properties officeooo:rsid="004bcfbf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fo:font-style="italic" officeooo:rsid="005e961b" style:font-style-asian="italic" style:font-style-complex="italic"/>
    </style:style>
    <style:style style:name="T19" style:family="text">
      <style:text-properties fo:font-style="italic" officeooo:rsid="006c10c6" style:font-style-asian="italic" style:font-style-complex="italic"/>
    </style:style>
    <style:style style:name="T20" style:family="text">
      <style:text-properties fo:font-style="italic" officeooo:rsid="00aa0fce" style:font-style-asian="italic" style:font-style-complex="italic"/>
    </style:style>
    <style:style style:name="T21" style:family="text">
      <style:text-properties fo:font-style="italic" fo:font-weight="bold" officeooo:rsid="004bcfbf" style:font-style-asian="italic" style:font-weight-asian="bold" style:font-style-complex="italic" style:font-weight-complex="bold"/>
    </style:style>
    <style:style style:name="T2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3" style:family="text">
      <style:text-properties fo:font-style="italic" fo:font-weight="normal" officeooo:rsid="00aeb6e8" style:font-style-asian="italic" style:font-weight-asian="normal" style:font-style-complex="italic" style:font-weight-complex="normal"/>
    </style:style>
    <style:style style:name="T24" style:family="text">
      <style:text-properties officeooo:rsid="004d72fc"/>
    </style:style>
    <style:style style:name="T25" style:family="text">
      <style:text-properties officeooo:rsid="005004f0"/>
    </style:style>
    <style:style style:name="T26" style:family="text">
      <style:text-properties officeooo:rsid="0051aaaa"/>
    </style:style>
    <style:style style:name="T27" style:family="text">
      <style:text-properties officeooo:rsid="005322d9"/>
    </style:style>
    <style:style style:name="T28" style:family="text">
      <style:text-properties officeooo:rsid="0055cede"/>
    </style:style>
    <style:style style:name="T29" style:family="text">
      <style:text-properties officeooo:rsid="0057ba22"/>
    </style:style>
    <style:style style:name="T30" style:family="text">
      <style:text-properties officeooo:rsid="005996c7"/>
    </style:style>
    <style:style style:name="T31" style:family="text">
      <style:text-properties officeooo:rsid="005d837f"/>
    </style:style>
    <style:style style:name="T32" style:family="text">
      <style:text-properties officeooo:rsid="005e961b"/>
    </style:style>
    <style:style style:name="T33" style:family="text">
      <style:text-properties officeooo:rsid="0060ca7d"/>
    </style:style>
    <style:style style:name="T34" style:family="text">
      <style:text-properties officeooo:rsid="00339a6c" fo:background-color="#e0c2cd" loext:char-shading-value="0"/>
    </style:style>
    <style:style style:name="T35" style:family="text">
      <style:text-properties officeooo:rsid="001e51d3" fo:background-color="#e0c2cd" loext:char-shading-value="0"/>
    </style:style>
    <style:style style:name="T36" style:family="text">
      <style:text-properties officeooo:rsid="006a23b9"/>
    </style:style>
    <style:style style:name="T37" style:family="text">
      <style:text-properties officeooo:rsid="006c10c6"/>
    </style:style>
    <style:style style:name="T38" style:family="text">
      <style:text-properties officeooo:rsid="006e0279"/>
    </style:style>
    <style:style style:name="T39" style:family="text">
      <style:text-properties officeooo:rsid="006f09ce"/>
    </style:style>
    <style:style style:name="T40" style:family="text">
      <style:text-properties officeooo:rsid="006fc6b4"/>
    </style:style>
    <style:style style:name="T41" style:family="text">
      <style:text-properties officeooo:rsid="00713d02"/>
    </style:style>
    <style:style style:name="T42" style:family="text">
      <style:text-properties officeooo:rsid="00716b7c"/>
    </style:style>
    <style:style style:name="T43" style:family="text">
      <style:text-properties officeooo:rsid="00781b17"/>
    </style:style>
    <style:style style:name="T44" style:family="text">
      <style:text-properties officeooo:rsid="00796e57"/>
    </style:style>
    <style:style style:name="T45" style:family="text">
      <style:text-properties officeooo:rsid="007ac6db"/>
    </style:style>
    <style:style style:name="T46" style:family="text">
      <style:text-properties officeooo:rsid="007ad3ce"/>
    </style:style>
    <style:style style:name="T47" style:family="text">
      <style:text-properties officeooo:rsid="007b167b"/>
    </style:style>
    <style:style style:name="T48" style:family="text">
      <style:text-properties officeooo:rsid="007b524e"/>
    </style:style>
    <style:style style:name="T49" style:family="text">
      <style:text-properties officeooo:rsid="007bb048"/>
    </style:style>
    <style:style style:name="T50" style:family="text">
      <style:text-properties officeooo:rsid="007d1048"/>
    </style:style>
    <style:style style:name="T51" style:family="text">
      <style:text-properties officeooo:rsid="007d676a"/>
    </style:style>
    <style:style style:name="T52" style:family="text">
      <style:text-properties officeooo:rsid="007db53f"/>
    </style:style>
    <style:style style:name="T53" style:family="text">
      <style:text-properties officeooo:rsid="007f18c5"/>
    </style:style>
    <style:style style:name="T54" style:family="text">
      <style:text-properties officeooo:rsid="0082abe3"/>
    </style:style>
    <style:style style:name="T55" style:family="text">
      <style:text-properties officeooo:rsid="008daaba"/>
    </style:style>
    <style:style style:name="T56" style:family="text">
      <style:text-properties officeooo:rsid="00aa0fce"/>
    </style:style>
    <style:style style:name="T57" style:family="text">
      <style:text-properties fo:font-weight="normal" style:font-weight-asian="normal" style:font-weight-complex="normal"/>
    </style:style>
    <style:style style:name="T58" style:family="text">
      <style:text-properties fo:font-weight="normal" officeooo:rsid="00aaaa9c" style:font-weight-asian="normal" style:font-weight-complex="normal"/>
    </style:style>
    <style:style style:name="T59" style:family="text">
      <style:text-properties fo:font-weight="normal" officeooo:rsid="00aad54f" style:font-weight-asian="normal" style:font-weight-complex="normal"/>
    </style:style>
    <style:style style:name="T60" style:family="text">
      <style:text-properties fo:font-weight="normal" officeooo:rsid="00aeb6e8" style:font-weight-asian="normal" style:font-weight-complex="normal"/>
    </style:style>
    <style:style style:name="T61" style:family="text">
      <style:text-properties officeooo:rsid="00ab4c48"/>
    </style:style>
    <style:style style:name="T62" style:family="text">
      <style:text-properties officeooo:rsid="00adebfc"/>
    </style:style>
    <style:style style:name="T63" style:family="text">
      <style:text-properties officeooo:rsid="00b36b69"/>
    </style:style>
    <style:style style:name="T64" style:family="text">
      <style:text-properties officeooo:rsid="00b49a8e"/>
    </style:style>
    <style:style style:name="T65" style:family="text">
      <style:text-properties officeooo:rsid="00b4a34a"/>
    </style:style>
    <style:style style:name="T66" style:family="text">
      <style:text-properties officeooo:rsid="00b62d74"/>
    </style:style>
    <style:style style:name="T67" style:family="text">
      <style:text-properties officeooo:rsid="00b8f339"/>
    </style:style>
    <style:style style:name="T68" style:family="text">
      <style:text-properties officeooo:rsid="00bd7265"/>
    </style:style>
    <style:style style:name="T69" style:family="text">
      <style:text-properties officeooo:rsid="00bdc467"/>
    </style:style>
    <style:style style:name="T70" style:family="text">
      <style:text-properties officeooo:rsid="0048e9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8" text:outline-level="1"/>
      <text:h text:style-name="P59" text:outline-level="1"/>
      <text:h text:style-name="P60" text:outline-level="1">Progress Report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4">Nama</text:p>
          </table:table-cell>
          <table:table-cell table:style-name="Table1.A1" office:value-type="string">
            <text:p text:style-name="P54">:</text:p>
          </table:table-cell>
          <table:table-cell table:style-name="Table1.A1" office:value-type="string">
            <text:p text:style-name="P54">Rifdi Andzar Nazhara</text:p>
          </table:table-cell>
        </table:table-row>
        <table:table-row>
          <table:table-cell table:style-name="Table1.A1" office:value-type="string">
            <text:p text:style-name="P54">Nomor Urut</text:p>
          </table:table-cell>
          <table:table-cell table:style-name="Table1.A1" office:value-type="string">
            <text:p text:style-name="P54">:</text:p>
          </table:table-cell>
          <table:table-cell table:style-name="Table1.A1" office:value-type="string">
            <text:p text:style-name="P54">009</text:p>
          </table:table-cell>
        </table:table-row>
        <table:table-row>
          <table:table-cell table:style-name="Table1.A1" office:value-type="string">
            <text:p text:style-name="P54">Judul Project</text:p>
          </table:table-cell>
          <table:table-cell table:style-name="Table1.A1" office:value-type="string">
            <text:p text:style-name="P54">:</text:p>
          </table:table-cell>
          <table:table-cell table:style-name="Table1.A1" office:value-type="string">
            <text:p text:style-name="P54">Kanvas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h text:style-name="P61" text:outline-level="1" text:is-list-header="true"/>
      <text:p text:style-name="P55"/>
      <text:p text:style-name="P55"/>
      <text:p text:style-name="P55"/>
      <text:p text:style-name="P55"/>
      <text:p text:style-name="P55"/>
      <text:h text:style-name="P62" text:outline-level="1"><text:span text:style-name="T34">Deskripsi dan Progress </text:span><text:span text:style-name="T35">Fitur</text:span></text:h>
      <text:h text:style-name="P63" text:outline-level="2">Autentikasi <text:span text:style-name="T1">(</text:span><text:span text:style-name="T55">10</text:span><text:span text:style-name="T1">%)</text:span></text:h>
      <text:h text:style-name="P65" text:outline-level="3"><text:span text:style-name="T6">Logi</text:span><text:span text:style-name="T33">n</text:span></text:h>
      <table:table table:name="Table6" table:style-name="Table6" table:template-name="Simple Grid Rows">
        <table:table-column table:style-name="Table6.A"/>
        <table:table-column table:style-name="Table6.B"/>
        <table:table-row>
          <table:table-cell table:style-name="Table6.A1" office:value-type="string">
            <text:p text:style-name="P47">Teknis</text:p>
          </table:table-cell>
          <table:table-cell table:style-name="Table6.A1" office:value-type="string">
            <text:p text:style-name="P47">Progress / <text:span text:style-name="T3">Deskripsi</text:span></text:p>
          </table:table-cell>
        </table:table-row>
        <table:table-row table:style-name="Table6.2">
          <table:table-cell table:style-name="Table6.A2" office:value-type="string">
            <text:p text:style-name="P5">Routing</text:p>
          </table:table-cell>
          <table:table-cell table:style-name="Table6.B2" office:value-type="string">
            <text:p text:style-name="P5">/<text:span text:style-name="T31">registration</text:span></text:p>
          </table:table-cell>
        </table:table-row>
        <table:table-row table:style-name="Table6.2">
          <table:table-cell table:style-name="Table6.A3" office:value-type="string">
            <text:p text:style-name="P23">UI</text:p>
          </table:table-cell>
          <table:table-cell table:style-name="Table6.B3" office:value-type="string">
            <text:p text:style-name="P23"><text:span text:style-name="T32">D</text:span>esain halaman sederhana <text:span text:style-name="T32">meliputi dua </text:span><text:span text:style-name="T18">input field</text:span><text:span text:style-name="T32">: username dan password lalu sebuah tombol </text:span><text:span text:style-name="T18">login.</text:span></text:p>
          </table:table-cell>
        </table:table-row>
        <table:table-row table:style-name="Table6.2">
          <table:table-cell table:style-name="Table6.A2" office:value-type="string">
            <text:p text:style-name="P23">Bentuk interaksi</text:p>
          </table:table-cell>
          <table:table-cell table:style-name="Table6.B2" office:value-type="string">
            <text:p text:style-name="P24">Melalui dua <text:span text:style-name="T17">input field</text:span> username dan password, data di<text:span text:style-name="T44">k</text:span>irim <text:span text:style-name="T43">dan divalidasi </text:span>saat pengguna klik tombol <text:span text:style-name="T17">login.</text:span></text:p>
          </table:table-cell>
        </table:table-row>
        <table:table-row table:style-name="Table6.5">
          <table:table-cell table:style-name="Table6.A5" office:value-type="string">
            <text:p text:style-name="P5">Business logic</text:p>
          </table:table-cell>
          <table:table-cell table:style-name="Table6.B3" office:value-type="string">
            <text:p text:style-name="P5">Belum ada.</text:p>
          </table:table-cell>
        </table:table-row>
      </table:table>
      <text:h text:style-name="P66" text:outline-level="3">Sign up</text:h>
      <table:table table:name="Table2" table:style-name="Table2" table:template-name="Simple Grid Rows">
        <table:table-column table:style-name="Table2.A"/>
        <table:table-column table:style-name="Table2.B"/>
        <table:table-row>
          <table:table-cell table:style-name="Table2.A1" office:value-type="string">
            <text:p text:style-name="P47">Teknis</text:p>
          </table:table-cell>
          <table:table-cell table:style-name="Table2.A1" office:value-type="string">
            <text:p text:style-name="P47">Progress / <text:span text:style-name="T3">Deskripsi</text:span></text:p>
          </table:table-cell>
        </table:table-row>
        <table:table-row table:style-name="Table2.2">
          <table:table-cell table:style-name="Table2.A2" office:value-type="string">
            <text:p text:style-name="P5">Routing</text:p>
          </table:table-cell>
          <table:table-cell table:style-name="Table2.A2" office:value-type="string">
            <text:p text:style-name="P25">Belum ada.</text:p>
          </table:table-cell>
        </table:table-row>
        <table:table-row table:style-name="Table2.2">
          <table:table-cell table:style-name="Table2.A3" office:value-type="string">
            <text:p text:style-name="P23">UI</text:p>
          </table:table-cell>
          <table:table-cell table:style-name="Table2.A3" office:value-type="string">
            <text:p text:style-name="P25">Belum ada.</text:p>
          </table:table-cell>
        </table:table-row>
        <table:table-row table:style-name="Table2.2">
          <table:table-cell table:style-name="Table2.A2" office:value-type="string">
            <text:p text:style-name="P23">Bentuk interaksi</text:p>
          </table:table-cell>
          <table:table-cell table:style-name="Table2.A2" office:value-type="string">
            <text:p text:style-name="P25">Belum ada.</text:p>
          </table:table-cell>
        </table:table-row>
        <table:table-row>
          <table:table-cell table:style-name="Table2.A5" office:value-type="string">
            <text:p text:style-name="P5">Business logic</text:p>
          </table:table-cell>
          <table:table-cell table:style-name="Table2.A5" office:value-type="string">
            <text:p text:style-name="P5">Belum ada.</text:p>
          </table:table-cell>
        </table:table-row>
      </table:table>
      <text:h text:style-name="Heading_20_2" text:outline-level="2">Upload <text:span text:style-name="T45">(</text:span><text:span text:style-name="T62">25</text:span><text:span text:style-name="T45">%)</text:span></text:h>
      <table:table table:name="Table3" table:style-name="Table3" table:template-name="Simple Grid Rows">
        <table:table-column table:style-name="Table3.A"/>
        <table:table-column table:style-name="Table3.B"/>
        <table:table-row>
          <table:table-cell table:style-name="Table3.A1" office:value-type="string">
            <text:p text:style-name="P45">Teknis</text:p>
          </table:table-cell>
          <table:table-cell table:style-name="Table3.A1" office:value-type="string">
            <text:p text:style-name="P45">Progress / <text:span text:style-name="T2">Deskripsi</text:span></text:p>
          </table:table-cell>
        </table:table-row>
        <table:table-row table:style-name="Table3.2">
          <table:table-cell table:style-name="Table3.A2" office:value-type="string">
            <text:p text:style-name="P3">Routing</text:p>
          </table:table-cell>
          <table:table-cell table:style-name="Table3.A2" office:value-type="string">
            <text:p text:style-name="P18"><text:span text:style-name="T4">/</text:span><text:span text:style-name="T30">{user}</text:span><text:span text:style-name="T4">/upload</text:span></text:p>
          </table:table-cell>
        </table:table-row>
        <table:table-row table:style-name="Table3.2">
          <table:table-cell table:style-name="Table3.A3" office:value-type="string">
            <text:p text:style-name="P18">UI</text:p>
          </table:table-cell>
          <table:table-cell table:style-name="Table3.A3" office:value-type="string">
            <text:p text:style-name="P31">*pop-up* file browser untuk memilih gambar.</text:p>
          </table:table-cell>
        </table:table-row>
        <table:table-row table:style-name="Table3.2">
          <table:table-cell table:style-name="Table3.A2" office:value-type="string">
            <text:p text:style-name="P11">Bentuk interaksi</text:p>
          </table:table-cell>
          <table:table-cell table:style-name="Table3.A2" office:value-type="string">
            <text:p text:style-name="P33">- Tombol <text:span text:style-name="T56">Submit dan Clear. Submit untuk mengunggah gambar dan tombol Clear untuk melakukan </text:span><text:span text:style-name="T20">reset</text:span><text:span text:style-name="T56"> gambar yang telah dipilih.</text:span></text:p>
            <text:p text:style-name="P32">- Penggu<text:span text:style-name="T61">na</text:span> dapat mengupload banyak gambar secara sekaligus.</text:p>
          </table:table-cell>
        </table:table-row>
        <table:table-row>
          <table:table-cell table:style-name="Table3.A5" office:value-type="string">
            <text:p text:style-name="P3">Business logic</text:p>
          </table:table-cell>
          <table:table-cell table:style-name="Table3.A5" office:value-type="string">
            <text:p text:style-name="P32">- Diatur oleh UploadController.</text:p>
            <text:p text:style-name="P53"><text:span text:style-name="T57">- </text:span><text:span text:style-name="T58">Interaksi lebih lanjut </text:span><text:span text:style-name="T59">akan </text:span><text:span text:style-name="T58">diatur lewat ‘upload.js’</text:span></text:p>
            <text:p text:style-name="P53"><text:span text:style-name="T57">- Hanya menerima file gambar lewat atribut “name</text:span><text:span text:style-name="T22">=</text:span><text:span text:style-name="T57">‘image/*”.</text:span></text:p>
            <text:p text:style-name="P53"><text:span text:style-name="T57">- </text:span><text:span text:style-name="T60">Mekanisme </text:span><text:span text:style-name="T23">store</text:span><text:span text:style-name="T60"> masih dalam perencanaan.</text:span></text:p>
          </table:table-cell>
        </table:table-row>
      </table:table>
      <text:h text:style-name="Heading_20_2" text:outline-level="2">Layouting <text:span text:style-name="T46">(50%)</text:span></text:h>
      <text:h text:style-name="P67" text:outline-level="3">Home page</text:h>
      <table:table table:name="Table4" table:style-name="Table4" table:template-name="Simple Grid Rows">
        <table:table-column table:style-name="Table4.A"/>
        <table:table-column table:style-name="Table4.B"/>
        <table:table-row>
          <table:table-cell table:style-name="Table4.A1" office:value-type="string">
            <text:p text:style-name="P74">Teknis</text:p>
          </table:table-cell>
          <table:table-cell table:style-name="Table4.A1" office:value-type="string">
            <text:p text:style-name="P74">Progress / <text:span text:style-name="T26">Deskripsi</text:span></text:p>
          </table:table-cell>
        </table:table-row>
        <table:table-row table:style-name="Table4.2">
          <table:table-cell table:style-name="Table4.A2" office:value-type="string">
            <text:p text:style-name="P75">Routing</text:p>
          </table:table-cell>
          <table:table-cell table:style-name="Table4.A2" office:value-type="string">
            <text:p text:style-name="P76">/</text:p>
          </table:table-cell>
        </table:table-row>
        <table:table-row table:style-name="Table4.2">
          <table:table-cell table:style-name="Table4.A3" office:value-type="string">
            <text:p text:style-name="P76">UI</text:p>
          </table:table-cell>
          <table:table-cell table:style-name="Table4.A3" office:value-type="string">
            <text:p text:style-name="P76">Desain halaman sederhana. <text:span text:style-name="T36">Karya ditampilkan dalam bentuk grid CSS flexbox </text:span><text:span text:style-name="T37">dengan </text:span><text:span text:style-name="T19">width </text:span><text:span text:style-name="T37">gambar tertentu.</text:span></text:p>
          </table:table-cell>
        </table:table-row>
        <table:table-row table:style-name="Table4.2">
          <table:table-cell table:style-name="Table4.A2" office:value-type="string">
            <text:p text:style-name="P77">Bentuk interaksi</text:p>
          </table:table-cell>
          <table:table-cell table:style-name="Table4.A2" office:value-type="string">
            <text:p text:style-name="P76">- <text:span text:style-name="T5">Display karya ilustrator terbaru</text:span></text:p>
            <text:p text:style-name="P76">- <text:span text:style-name="T7">Setiap karya merupakan link menuju halaman karya yang lebih detail.</text:span></text:p>
          </table:table-cell>
        </table:table-row>
        <text:soft-page-break/>
        <table:table-row>
          <table:table-cell table:style-name="Table4.A5" office:value-type="string">
            <text:p text:style-name="P75">Business logic</text:p>
          </table:table-cell>
          <table:table-cell table:style-name="Table4.A5" office:value-type="string">
            <text:p text:style-name="P78">- <text:span text:style-name="T12">TENTATIF</text:span><text:span text:style-name="T10">: </text:span><text:span text:style-name="T8">Placeholder interface ke database </text:span><text:span text:style-name="T9">lewat controller ‘</text:span><text:span text:style-name="T11">Image</text:span><text:span text:style-name="T9">Controller’. </text:span><text:span text:style-name="T28">I</text:span><text:span text:style-name="T16">nterface ini </text:span><text:span text:style-name="T13">akan</text:span><text:span text:style-name="T21"> </text:span><text:span text:style-name="T13">berubah </text:span><text:span text:style-name="T29">seiring implementasi </text:span><text:span text:style-name="T16">desain ERD. </text:span></text:p>
            <text:p text:style-name="P78">- <text:span text:style-name="T40">Halaman ini akan diatur lewat cont</text:span><text:span text:style-name="T41">roller tersendiri.</text:span></text:p>
          </table:table-cell>
        </table:table-row>
      </table:table>
      <text:h text:style-name="P68" text:outline-level="3"><text:span text:style-name="T70">Profile Page</text:span></text:h>
      <table:table table:name="Table5" table:style-name="Table5" table:template-name="Simple Grid Rows">
        <table:table-column table:style-name="Table5.A"/>
        <table:table-column table:style-name="Table5.B"/>
        <table:table-row>
          <table:table-cell table:style-name="Table5.A1" office:value-type="string">
            <text:p text:style-name="P46">Teknis</text:p>
          </table:table-cell>
          <table:table-cell table:style-name="Table5.A1" office:value-type="string">
            <text:p text:style-name="P46">Progress / <text:span text:style-name="T25">Deskripsi</text:span></text:p>
          </table:table-cell>
        </table:table-row>
        <table:table-row table:style-name="Table5.2">
          <table:table-cell table:style-name="Table5.A2" office:value-type="string">
            <text:p text:style-name="P4">Routing</text:p>
          </table:table-cell>
          <table:table-cell table:style-name="Table5.A2" office:value-type="string">
            <text:p text:style-name="P19">/<text:span text:style-name="T24">{user}</text:span></text:p>
          </table:table-cell>
        </table:table-row>
        <table:table-row table:style-name="Table5.2">
          <table:table-cell table:style-name="Table5.A3" office:value-type="string">
            <text:p text:style-name="P19">UI</text:p>
          </table:table-cell>
          <table:table-cell table:style-name="Table5.A3" office:value-type="string">
            <text:p text:style-name="P19">Desain halaman sederhana.</text:p>
            <text:p text:style-name="P19">- <text:span text:style-name="T27">Halaman dibagi menjadi dua bagian, 70% sebelah kiri dan 30% sebelah kanan. Bagian kiri adalah tampilan karya dan bagian kanan adalah deskripsi </text:span><text:span text:style-name="T42">author/</text:span><text:span text:style-name="T27">illustrator.</text:span></text:p>
          </table:table-cell>
        </table:table-row>
        <table:table-row table:style-name="Table5.2">
          <table:table-cell table:style-name="Table5.A2" office:value-type="string">
            <text:p text:style-name="P21">Bentuk interaksi</text:p>
          </table:table-cell>
          <table:table-cell table:style-name="Table5.A2" office:value-type="string">
            <text:p text:style-name="P19">- <text:span text:style-name="T24">Display karya seorang ilustrator.</text:span></text:p>
            <text:p text:style-name="P19">- <text:span text:style-name="T24">Upload karya baru.</text:span></text:p>
            <text:p text:style-name="P19">- <text:span text:style-name="T7">Setiap karya merupakan link menuju halaman karya yang lebih detail.</text:span></text:p>
          </table:table-cell>
        </table:table-row>
        <table:table-row table:style-name="Table5.5">
          <table:table-cell table:style-name="Table5.A5" office:value-type="string">
            <text:p text:style-name="P4">Business logic</text:p>
          </table:table-cell>
          <table:table-cell table:style-name="Table5.A5" office:value-type="string">
            <text:p text:style-name="P13"><text:span text:style-name="T52">Belum ada.</text:span><text:span text:style-name="T16"> </text:span></text:p>
            <text:p text:style-name="P13"><text:span text:style-name="T16">- </text:span><text:span text:style-name="T14">TENTATIF: </text:span><text:span text:style-name="T38">Halaman ini diatur melalui ‘UserController’. </text:span><text:span text:style-name="T39">API masih dalam perencanaan.</text:span></text:p>
          </table:table-cell>
        </table:table-row>
      </table:table>
      <text:h text:style-name="P69" text:outline-level="3"><text:span text:style-name="T47">Artwork Pag</text:span><text:span text:style-name="T54">e</text:span></text:h>
      <table:table table:name="Table7" table:style-name="Table7" table:template-name="Simple Grid Rows">
        <table:table-column table:style-name="Table7.A"/>
        <table:table-column table:style-name="Table7.B"/>
        <table:table-row>
          <table:table-cell table:style-name="Table7.A1" office:value-type="string">
            <text:p text:style-name="P48">Teknis</text:p>
          </table:table-cell>
          <table:table-cell table:style-name="Table7.A1" office:value-type="string">
            <text:p text:style-name="P48">Progress / <text:span text:style-name="T25">Deskripsi</text:span></text:p>
          </table:table-cell>
        </table:table-row>
        <table:table-row table:style-name="Table7.2">
          <table:table-cell table:style-name="Table7.A2" office:value-type="string">
            <text:p text:style-name="P6">Routing</text:p>
          </table:table-cell>
          <table:table-cell table:style-name="Table7.A2" office:value-type="string">
            <text:p text:style-name="P20">/<text:span text:style-name="T48">artwork?id={artwork_id}</text:span></text:p>
          </table:table-cell>
        </table:table-row>
        <table:table-row table:style-name="Table7.2">
          <table:table-cell table:style-name="Table7.A3" office:value-type="string">
            <text:p text:style-name="P20">UI</text:p>
          </table:table-cell>
          <table:table-cell table:style-name="Table7.A3" office:value-type="string">
            <text:p text:style-name="P20">Desain halaman sederhana.</text:p>
            <text:p text:style-name="P20">- <text:span text:style-name="T49">Halaman fokus pada karya ilustrator. Ditampilkan nama serta link menuju user profile ilustrator.</text:span></text:p>
          </table:table-cell>
        </table:table-row>
        <table:table-row table:style-name="Table7.2">
          <table:table-cell table:style-name="Table7.A2" office:value-type="string">
            <text:p text:style-name="P22">Bentuk interaksi</text:p>
          </table:table-cell>
          <table:table-cell table:style-name="Table7.A2" office:value-type="string">
            <text:p text:style-name="P26">Display karya.</text:p>
          </table:table-cell>
        </table:table-row>
        <table:table-row>
          <table:table-cell table:style-name="Table7.A5" office:value-type="string">
            <text:p text:style-name="P6">Business logic</text:p>
          </table:table-cell>
          <table:table-cell table:style-name="Table7.A5" office:value-type="string">
            <text:p text:style-name="P30">Belum ada.</text:p>
            <text:p text:style-name="P12"><text:span text:style-name="T38">- </text:span><text:span text:style-name="T15">TENTATIF</text:span><text:span text:style-name="T51">: </text:span><text:span text:style-name="T38">Halaman ini diatur melalui </text:span><text:span text:style-name="T50">kombinasi antara </text:span><text:span text:style-name="T53">controller </text:span><text:span text:style-name="T50">‘ImageController’ dan ‘UserController’</text:span><text:span text:style-name="T38">.</text:span></text:p>
          </table:table-cell>
        </table:table-row>
      </table:table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h text:style-name="P64" text:outline-level="2"><text:soft-page-break/>Model (80%)</text:h>
      <text:h text:style-name="P70" text:outline-level="3">Tabel ‘user’</text:h>
      <table:table table:name="Table8" table:style-name="Table8" table:template-name="Simple Grid Rows">
        <table:table-column table:style-name="Table8.A"/>
        <table:table-column table:style-name="Table8.B"/>
        <table:table-row>
          <table:table-cell table:style-name="Table8.A1" office:value-type="string">
            <text:p text:style-name="P49">Teknis</text:p>
          </table:table-cell>
          <table:table-cell table:style-name="Table8.A1" office:value-type="string">
            <text:p text:style-name="P49">Progress / <text:span text:style-name="T25">Deskripsi</text:span></text:p>
          </table:table-cell>
        </table:table-row>
        <table:table-row table:style-name="Table8.2">
          <table:table-cell table:style-name="Table8.A2" office:value-type="string">
            <text:p text:style-name="P34">Data</text:p>
          </table:table-cell>
          <table:table-cell table:style-name="Table8.A2" office:value-type="string">
            <text:p text:style-name="P34"><text:span text:style-name="T68">A</text:span>utentikasi login/signup.</text:p>
          </table:table-cell>
        </table:table-row>
        <table:table-row table:style-name="Table8.2">
          <table:table-cell table:style-name="Table8.A3" office:value-type="string">
            <text:p text:style-name="P34">Bentuk interaksi</text:p>
          </table:table-cell>
          <table:table-cell table:style-name="Table8.A3" office:value-type="string">
            <text:p text:style-name="P34">Aktivitas login/sign up.</text:p>
          </table:table-cell>
        </table:table-row>
        <table:table-row table:style-name="Table8.2">
          <table:table-cell table:style-name="Table8.A2" office:value-type="string">
            <text:p text:style-name="P38">HTTP Method</text:p>
          </table:table-cell>
          <table:table-cell table:style-name="Table8.A2" office:value-type="string">
            <text:p text:style-name="P38">- PUT</text:p>
            <text:p text:style-name="P38">- DELETE</text:p>
          </table:table-cell>
        </table:table-row>
        <table:table-row>
          <table:table-cell table:style-name="Table8.A5" office:value-type="string">
            <text:p text:style-name="P7"/>
          </table:table-cell>
          <table:table-cell table:style-name="Table8.A5" office:value-type="string">
            <text:p text:style-name="P14"/>
          </table:table-cell>
        </table:table-row>
      </table:table>
      <text:h text:style-name="P71" text:outline-level="3">Tabel ‘global_feed’</text:h>
      <table:table table:name="Table9" table:style-name="Table9" table:template-name="Simple Grid Rows">
        <table:table-column table:style-name="Table9.A"/>
        <table:table-column table:style-name="Table9.B"/>
        <table:table-row>
          <table:table-cell table:style-name="Table9.A1" office:value-type="string">
            <text:p text:style-name="P50">Teknis</text:p>
          </table:table-cell>
          <table:table-cell table:style-name="Table9.A1" office:value-type="string">
            <text:p text:style-name="P50">Progress / <text:span text:style-name="T25">Deskripsi</text:span></text:p>
          </table:table-cell>
        </table:table-row>
        <table:table-row table:style-name="Table9.2">
          <table:table-cell table:style-name="Table9.A2" office:value-type="string">
            <text:p text:style-name="P35">Data</text:p>
          </table:table-cell>
          <table:table-cell table:style-name="Table9.A2" office:value-type="string">
            <text:p text:style-name="P42">Karya berbagai ilustrator.</text:p>
          </table:table-cell>
        </table:table-row>
        <table:table-row table:style-name="Table9.2">
          <table:table-cell table:style-name="Table9.A3" office:value-type="string">
            <text:p text:style-name="P35">Bentuk interaksi</text:p>
          </table:table-cell>
          <table:table-cell table:style-name="Table9.A3" office:value-type="string">
            <text:p text:style-name="P42">Pull data untuk ditampilkan di homepage.</text:p>
          </table:table-cell>
        </table:table-row>
        <table:table-row table:style-name="Table9.2">
          <table:table-cell table:style-name="Table9.A2" office:value-type="string">
            <text:p text:style-name="P39">HTTP Method</text:p>
          </table:table-cell>
          <table:table-cell table:style-name="Table9.A2" office:value-type="string">
            <text:p text:style-name="P27">- <text:span text:style-name="T63">GET</text:span></text:p>
          </table:table-cell>
        </table:table-row>
        <table:table-row>
          <table:table-cell table:style-name="Table9.A5" office:value-type="string">
            <text:p text:style-name="P8"/>
          </table:table-cell>
          <table:table-cell table:style-name="Table9.A5" office:value-type="string">
            <text:p text:style-name="P15"/>
          </table:table-cell>
        </table:table-row>
      </table:table>
      <text:h text:style-name="P72" text:outline-level="3">Tabel ‘illustration’</text:h>
      <table:table table:name="Table10" table:style-name="Table10" table:template-name="Simple Grid Rows">
        <table:table-column table:style-name="Table10.A"/>
        <table:table-column table:style-name="Table10.B"/>
        <table:table-row>
          <table:table-cell table:style-name="Table10.A1" office:value-type="string">
            <text:p text:style-name="P51">Teknis</text:p>
          </table:table-cell>
          <table:table-cell table:style-name="Table10.A1" office:value-type="string">
            <text:p text:style-name="P51">Progress / <text:span text:style-name="T25">Deskripsi</text:span></text:p>
          </table:table-cell>
        </table:table-row>
        <table:table-row table:style-name="Table10.2">
          <table:table-cell table:style-name="Table10.A2" office:value-type="string">
            <text:p text:style-name="P36">Data</text:p>
          </table:table-cell>
          <table:table-cell table:style-name="Table10.A2" office:value-type="string">
            <text:p text:style-name="P42">Karya-karya ilustrator.</text:p>
          </table:table-cell>
        </table:table-row>
        <table:table-row table:style-name="Table10.2">
          <table:table-cell table:style-name="Table10.A3" office:value-type="string">
            <text:p text:style-name="P36">Bentuk interaksi</text:p>
          </table:table-cell>
          <table:table-cell table:style-name="Table10.A3" office:value-type="string">
            <text:p text:style-name="P42">- Pull data untuk ditampilkan di user page</text:p>
            <text:p text:style-name="P42">- <text:span text:style-name="T65">Upload </text:span><text:span text:style-name="T67">karya</text:span></text:p>
            <text:p text:style-name="P42">- <text:span text:style-name="T67">Hapus karya</text:span></text:p>
          </table:table-cell>
        </table:table-row>
        <table:table-row table:style-name="Table10.2">
          <table:table-cell table:style-name="Table10.A2" office:value-type="string">
            <text:p text:style-name="P40">HTTP Method</text:p>
          </table:table-cell>
          <table:table-cell table:style-name="Table10.A2" office:value-type="string">
            <text:p text:style-name="P28">- <text:span text:style-name="T63">GET</text:span></text:p>
            <text:p text:style-name="P28">- <text:span text:style-name="T63">PUT</text:span></text:p>
            <text:p text:style-name="P28">- <text:span text:style-name="T66">DELETE</text:span></text:p>
          </table:table-cell>
        </table:table-row>
        <table:table-row>
          <table:table-cell table:style-name="Table10.A5" office:value-type="string">
            <text:p text:style-name="P9"/>
          </table:table-cell>
          <table:table-cell table:style-name="Table10.A5" office:value-type="string">
            <text:p text:style-name="P16"/>
          </table:table-cell>
        </table:table-row>
      </table:table>
      <text:h text:style-name="P73" text:outline-level="3">Tabel ‘profile’</text:h>
      <table:table table:name="Table11" table:style-name="Table11" table:template-name="Simple Grid Rows">
        <table:table-column table:style-name="Table11.A"/>
        <table:table-column table:style-name="Table11.B"/>
        <table:table-row>
          <table:table-cell table:style-name="Table11.A1" office:value-type="string">
            <text:p text:style-name="P52">Teknis</text:p>
          </table:table-cell>
          <table:table-cell table:style-name="Table11.A1" office:value-type="string">
            <text:p text:style-name="P52">Progress / <text:span text:style-name="T25">Deskripsi</text:span></text:p>
          </table:table-cell>
        </table:table-row>
        <table:table-row table:style-name="Table11.2">
          <table:table-cell table:style-name="Table11.A2" office:value-type="string">
            <text:p text:style-name="P37">Data</text:p>
          </table:table-cell>
          <table:table-cell table:style-name="Table11.A2" office:value-type="string">
            <text:p text:style-name="P43">Profil ilustrator.</text:p>
          </table:table-cell>
        </table:table-row>
        <table:table-row table:style-name="Table11.2">
          <table:table-cell table:style-name="Table11.A3" office:value-type="string">
            <text:p text:style-name="P37">Bentuk interaksi</text:p>
          </table:table-cell>
          <table:table-cell table:style-name="Table11.A3" office:value-type="string">
            <text:p text:style-name="P44">Pull data untuk ditampilkan di halaman user <text:span text:style-name="T69">page bagian deskripsi</text:span></text:p>
          </table:table-cell>
        </table:table-row>
        <table:table-row table:style-name="Table11.2">
          <table:table-cell table:style-name="Table11.A2" office:value-type="string">
            <text:p text:style-name="P41">HTTP Method</text:p>
          </table:table-cell>
          <table:table-cell table:style-name="Table11.A2" office:value-type="string">
            <text:p text:style-name="P29">- <text:span text:style-name="T63">GET</text:span></text:p>
            <text:p text:style-name="P29">- <text:span text:style-name="T64">PUT</text:span></text:p>
          </table:table-cell>
        </table:table-row>
        <table:table-row>
          <table:table-cell table:style-name="Table11.A5" office:value-type="string">
            <text:p text:style-name="P10"/>
          </table:table-cell>
          <table:table-cell table:style-name="Table11.A5" office:value-type="string">
            <text:p text:style-name="P17"/>
          </table:table-cell>
        </table:table-row>
      </table:table>
      <text:p text:style-name="P5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fo:padding="0in" fo:border-left="none" fo:border-right="none" fo:border-top="none" fo:border-bottom="2.24pt dashed #00000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139in" fo:margin-bottom="0.0835in" style:contextual-spacing="false" style:page-number="auto"/>
      <style:text-properties fo:font-size="16pt" fo:font-weight="bold" fo:background-color="#afd095" style:font-size-asian="16pt" style:font-weight-asian="bold" style:font-size-complex="16pt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orphans="0" fo:widows="0" style:page-number="auto" fo:padding-left="0.0402in" fo:padding-right="0in" fo:padding-top="0in" fo:padding-bottom="0in" fo:border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Footer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style:contextual-spacing="false"/>
      <style:text-properties fo:font-size="9pt" fo:font-weight="bold" style:font-size-asian="9pt" style:font-weight-asian="bold" style:font-size-complex="9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)" style:num-suffix=")" style:num-format="1" text:display-levels="2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3" text:style-name="Numbering_20_Symbols" loext:num-list-format="%1%.%2%.%3%)" style:num-suffix=")" style:num-format="1" text:display-levels="3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Simple_20_Grid_20_Rows.1" style:display-name="Simple Grid Rows.1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0">
      <style:table-cell-properties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0">
      <style:table-cell-properties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0">
      <style:table-cell-properties fo:background-color="#eeeeee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0">
      <style:table-cell-properties fo:background-color="#eeeeee" fo:border-left="0.74pt solid #666666" fo:border-right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0">
      <style:table-cell-properties fo:background-color="#b2b2b2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0">
      <style:table-cell-properties fo:background-color="#eeeeee" fo:border-left="0.74pt solid #666666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0">
      <style:table-cell-properties fo:background-color="#b2b2b2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0">
      <style:table-cell-properties fo:background-color="#eeeeee" fo:border-right="0.74pt solid #666666" fo:border-top="0.74pt solid #666666" fo:border-bottom="0.74pt solid #666666" fo:padding="0in" fo:padding-left="0in" fo:padding-right="0in" fo:padding-top="0in" fo:padding-bottom="0in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</office:styles>
  <office:automatic-styles>
    <style:style style:name="MP1" style:family="paragraph" style:parent-style-name="Footer">
      <style:paragraph-properties fo:text-align="end" style:justify-single-word="false"/>
      <style:text-properties style:use-window-font-color="true" loext:opacity="0%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8T15:32:50.279685631</meta:creation-date>
    <dc:date>2024-05-20T20:23:17.004867244</dc:date>
    <meta:editing-duration>PT2H6M39S</meta:editing-duration>
    <meta:editing-cycles>160</meta:editing-cycles>
    <meta:generator>LibreOffice/7.4.7.2$Linux_X86_64 LibreOffice_project/40$Build-2</meta:generator>
    <meta:document-statistic meta:table-count="11" meta:image-count="0" meta:object-count="0" meta:page-count="5" meta:paragraph-count="135" meta:word-count="464" meta:character-count="3056" meta:non-whitespace-character-count="2738"/>
  </office:meta>
</office:document-meta>
</file>